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0a2" officeooo:paragraph-rsid="001320a2"/>
    </style:style>
    <style:style style:name="P2" style:family="paragraph" style:parent-style-name="Standard">
      <style:paragraph-properties style:line-height-at-least="0.198in"/>
      <style:text-properties fo:color="#383a42" style:font-name="Droid Sans Mono" fo:font-size="10.5pt" fo:font-weight="normal" fo:background-color="#f9f9f9"/>
    </style:style>
    <style:style style:name="P3" style:family="paragraph" style:parent-style-name="Standard">
      <style:paragraph-properties style:line-height-at-least="0.198in"/>
      <style:text-properties fo:color="#383a42" style:font-name="Droid Sans Mono" fo:font-size="10.5pt" fo:font-weight="normal" officeooo:paragraph-rsid="001320a2" fo:background-color="#f9f9f9"/>
    </style:style>
    <style:style style:name="P4" style:family="paragraph" style:parent-style-name="Standard">
      <style:text-properties fo:color="#383a42" style:font-name="Droid Sans Mono" fo:font-size="10.5pt" fo:font-weight="normal" officeooo:rsid="001320a2" officeooo:paragraph-rsid="001320a2" fo:background-color="#f9f9f9"/>
    </style:style>
    <style:style style:name="P5" style:family="paragraph" style:parent-style-name="Standard">
      <style:paragraph-properties style:line-height-at-least="0.198in"/>
      <style:text-properties fo:color="#383a42" style:font-name="Droid Sans Mono" fo:font-size="10.5pt" fo:font-weight="bold" fo:background-color="#f9f9f9" style:font-weight-asian="bold" style:font-weight-complex="bold"/>
    </style:style>
    <style:style style:name="P6" style:family="paragraph" style:parent-style-name="Standard">
      <style:paragraph-properties style:line-height-at-least="0.198in"/>
      <style:text-properties fo:color="#7a82da" style:font-name="Droid Sans Mono" fo:font-size="10.5pt" fo:font-weight="normal" fo:background-color="#f9f9f9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text-properties fo:color="#0098dd" style:font-name="Droid Sans Mono" fo:font-size="10.5pt" fo:font-weight="normal" officeooo:rsid="001320a2" officeooo:paragraph-rsid="001320a2" fo:background-color="#f9f9f9"/>
    </style:style>
    <style:style style:name="P9" style:family="paragraph" style:parent-style-name="Standard">
      <style:paragraph-properties style:line-height-at-least="0.198in"/>
      <style:text-properties fo:color="#7a82da" style:font-name="Droid Sans Mono" fo:font-size="10.5pt" fo:font-weight="normal" fo:background-color="#f9f9f9"/>
    </style:style>
    <style:style style:name="P10" style:family="paragraph" style:parent-style-name="Standard">
      <style:paragraph-properties style:line-height-at-least="0.198in"/>
      <style:text-properties fo:color="#a05a48" style:font-name="Droid Sans Mono" fo:font-size="10.5pt" fo:font-weight="normal" fo:background-color="#f9f9f9"/>
    </style:style>
    <style:style style:name="P11" style:family="paragraph" style:parent-style-name="Standard">
      <style:paragraph-properties style:line-height-at-least="0.198in"/>
      <style:text-properties fo:color="#c5a332" style:font-name="Droid Sans Mono" fo:font-size="10.5pt" fo:font-weight="bold" officeooo:paragraph-rsid="001320a2" fo:background-color="#f9f9f9" style:font-weight-asian="bold" style:font-weight-complex="bold"/>
    </style:style>
    <style:style style:name="T1" style:family="text">
      <style:text-properties fo:color="#a05a48"/>
    </style:style>
    <style:style style:name="T2" style:family="text">
      <style:text-properties fo:color="#7a82da"/>
    </style:style>
    <style:style style:name="T3" style:family="text">
      <style:text-properties fo:color="#7a82da" style:font-name="Droid Sans Mono" fo:font-size="10.5pt" fo:font-weight="normal" fo:background-color="#f9f9f9" loext:char-shading-value="0"/>
    </style:style>
    <style:style style:name="T4" style:family="text">
      <style:text-properties fo:color="#383a42" style:font-name="Droid Sans Mono" fo:font-size="10.5pt" fo:font-weight="normal" fo:background-color="#f9f9f9" loext:char-shading-value="0"/>
    </style:style>
    <style:style style:name="T5" style:family="text">
      <style:text-properties fo:color="#c5a332"/>
    </style:style>
    <style:style style:name="T6" style:family="text">
      <style:text-properties fo:color="#c5a332" style:font-name="Droid Sans Mono" fo:font-size="10.5pt" fo:font-weight="normal" fo:background-color="#f9f9f9" loext:char-shading-value="0"/>
    </style:style>
    <style:style style:name="T7" style:family="text">
      <style:text-properties fo:color="#c5a332" fo:font-weight="bold" style:font-weight-asian="bold" style:font-weight-complex="bold"/>
    </style:style>
    <style:style style:name="T8" style:family="text">
      <style:text-properties fo:color="#0098dd"/>
    </style:style>
    <style:style style:name="T9" style:family="text">
      <style:text-properties fo:color="#0098dd" style:font-name="Droid Sans Mono" fo:font-size="10.5pt" fo:font-weight="normal" fo:background-color="#f9f9f9" loext:char-shading-value="0"/>
    </style:style>
    <style:style style:name="T10" style:family="text">
      <style:text-properties fo:color="#823ff1"/>
    </style:style>
    <style:style style:name="T11" style:family="text">
      <style:text-properties fo:color="#823ff1" style:font-name="Droid Sans Mono" fo:font-size="10.5pt" fo:font-weight="normal" fo:background-color="#f9f9f9" loext:char-shading-value="0"/>
    </style:style>
    <style:style style:name="T12" style:family="text">
      <style:text-properties fo:color="#23974a"/>
    </style:style>
    <style:style style:name="T13" style:family="text">
      <style:text-properties fo:color="#23974a" style:font-name="Droid Sans Mono" fo:font-size="10.5pt" fo:font-weight="normal" fo:background-color="#f9f9f9" loext:char-shading-value="0"/>
    </style:style>
    <style:style style:name="T14" style:family="text">
      <style:text-properties fo:color="#40b8c5"/>
    </style:style>
    <style:style style:name="T15" style:family="text">
      <style:text-properties fo:color="#a0a1a7"/>
    </style:style>
    <style:style style:name="T16" style:family="text">
      <style:text-properties fo:color="#df63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agger có chức năng để test các api</text:p>
      <text:p text:style-name="P1">Để tích hợp swagger vào cần làm những bước sau:</text:p>
      <text:p text:style-name="P1"/>
      <text:p text:style-name="P1">B1: Cài đặt các thư viện:</text:p>
      <text:p text:style-name="P4"><text:span text:style-name="T1">"swagger-autogen"</text:span><text:span text:style-name="T2">:</text:span> <text:span text:style-name="T5">"^2.23.7"</text:span><text:span text:style-name="T2">,</text:span></text:p>
      <text:p text:style-name="P2"><text:span text:style-name="T1">"swagger-jsdoc"</text:span><text:span text:style-name="T2">:</text:span> <text:span text:style-name="T5">"^6.0.0"</text:span><text:span text:style-name="T2">,</text:span></text:p>
      <text:p text:style-name="P2"><text:span text:style-name="T1">"swagger-ui-express"</text:span><text:span text:style-name="T2">:</text:span> <text:span text:style-name="T5">"^5.0.0"</text:span></text:p>
      <text:p text:style-name="P1"/>
      <text:p text:style-name="P1"/>
      <text:p text:style-name="P1">B2: <text:s/>Thêm các đoạn code in đậm vào chương trình của bạn</text:p>
      <text:p text:style-name="P8"/>
      <text:p text:style-name="P4"><text:span text:style-name="T8">import</text:span> express <text:span text:style-name="T8">from</text:span> <text:span text:style-name="T5">"express"</text:span><text:span text:style-name="T2">;</text:span></text:p>
      <text:p text:style-name="P2"><text:span text:style-name="T8">import</text:span> APIController <text:span text:style-name="T8">from</text:span> <text:span text:style-name="T5">'../controller/APIController'</text:span><text:span text:style-name="T2">;</text:span></text:p>
      <text:p text:style-name="P5"><text:span text:style-name="T8">const</text:span> <text:span text:style-name="T10">swaggerUi</text:span> <text:span text:style-name="T2">=</text:span> <text:span text:style-name="T12">require</text:span><text:span text:style-name="T2">(</text:span><text:span text:style-name="T5">'swagger-ui-express'</text:span><text:span text:style-name="T2">)</text:span></text:p>
      <text:p text:style-name="P5"><text:span text:style-name="T8">const</text:span> <text:span text:style-name="T10">swaggerFile</text:span> <text:span text:style-name="T2">=</text:span> <text:span text:style-name="T12">require</text:span><text:span text:style-name="T2">(</text:span><text:span text:style-name="T5">'../../swagger_output.json'</text:span><text:span text:style-name="T2">)</text:span></text:p>
      <text:p text:style-name="P7"><text:span text:style-name="T9">let</text:span><text:span text:style-name="T4"> router </text:span><text:span text:style-name="T3">=</text:span><text:span text:style-name="T4"> </text:span><text:span text:style-name="T13">express</text:span><text:span text:style-name="T3">.</text:span><text:span text:style-name="T13">Router</text:span><text:span text:style-name="T3">();</text:span></text:p>
      <text:p text:style-name="P6"/>
      <text:p text:style-name="P2"><text:span text:style-name="T8">const</text:span> <text:span text:style-name="T12">initAPIRoute</text:span> <text:span text:style-name="T2">=</text:span> <text:span text:style-name="T2">(</text:span><text:span text:style-name="T14">app</text:span><text:span text:style-name="T2">)</text:span> <text:span text:style-name="T8">=&gt;</text:span> <text:span text:style-name="T2">{</text:span></text:p>
      <text:p text:style-name="P2">router<text:span text:style-name="T2">.</text:span><text:span text:style-name="T12">get</text:span><text:span text:style-name="T2">(</text:span><text:span text:style-name="T5">'/users'</text:span><text:span text:style-name="T2">,</text:span> APIController<text:span text:style-name="T2">.</text:span><text:span text:style-name="T1">getAllUsers</text:span><text:span text:style-name="T2">);</text:span> <text:span text:style-name="T15">// method GET -&gt; READ data</text:span></text:p>
      <text:p text:style-name="P2">router<text:span text:style-name="T2">.</text:span><text:span text:style-name="T12">post</text:span><text:span text:style-name="T2">(</text:span><text:span text:style-name="T5">'/create-user'</text:span><text:span text:style-name="T2">,</text:span> APIController<text:span text:style-name="T2">.</text:span><text:span text:style-name="T1">createNewUser</text:span><text:span text:style-name="T2">);</text:span> <text:span text:style-name="T15">// method POST -&gt; CREATE data</text:span></text:p>
      <text:p text:style-name="P2">router<text:span text:style-name="T2">.</text:span><text:span text:style-name="T12">put</text:span><text:span text:style-name="T2">(</text:span><text:span text:style-name="T5">'/update-user'</text:span><text:span text:style-name="T2">,</text:span> APIController<text:span text:style-name="T2">.</text:span><text:span text:style-name="T1">updateUser</text:span><text:span text:style-name="T2">);</text:span> <text:span text:style-name="T15">//method PUT -&gt; UPDATE data</text:span></text:p>
      <text:p text:style-name="P2">router<text:span text:style-name="T2">.</text:span><text:span text:style-name="T12">delete</text:span><text:span text:style-name="T2">(</text:span><text:span text:style-name="T5">'/delete-user/:id'</text:span><text:span text:style-name="T2">,</text:span> APIController<text:span text:style-name="T2">.</text:span><text:span text:style-name="T1">deleteUser</text:span><text:span text:style-name="T2">);</text:span> <text:span text:style-name="T15">//method DELETE -&gt; DELETE data</text:span></text:p>
      <text:p text:style-name="P7"/>
      <text:p text:style-name="P5"><text:span text:style-name="T14">app</text:span><text:span text:style-name="T2">.</text:span><text:span text:style-name="T12">use</text:span><text:span text:style-name="T2">(</text:span><text:span text:style-name="T5">'/docs'</text:span><text:span text:style-name="T2">,</text:span> swaggerUi<text:span text:style-name="T2">.</text:span><text:span text:style-name="T10">serve</text:span><text:span text:style-name="T2">,</text:span> swaggerUi<text:span text:style-name="T2">.</text:span><text:span text:style-name="T12">setup</text:span><text:span text:style-name="T2">(</text:span>swaggerFile<text:span text:style-name="T2">))</text:span></text:p>
      <text:p text:style-name="P2"><text:span text:style-name="T8">return</text:span> <text:span text:style-name="T14">app</text:span><text:span text:style-name="T2">.</text:span><text:span text:style-name="T12">use</text:span><text:span text:style-name="T2">(</text:span><text:span text:style-name="T5">'/api/v1/'</text:span><text:span text:style-name="T2">,</text:span> router<text:span text:style-name="T2">)</text:span></text:p>
      <text:p text:style-name="P6">}</text:p>
      <text:p text:style-name="P2"><text:span text:style-name="T8">export</text:span> <text:span text:style-name="T8">default</text:span> <text:span text:style-name="T12">initAPIRoute</text:span><text:span text:style-name="T2">;</text:span></text:p>
      <text:p text:style-name="P6"/>
      <text:p text:style-name="P6">B3: tạo file gen swagger doc</text:p>
      <text:p text:style-name="P6">Tạo một file swagger.js bên ngoài thực mục gốc sau đó hãy sửa đổi nội dung</text:p>
      <text:p text:style-name="P6"/>
      <text:p text:style-name="P7"><text:span text:style-name="T9">const</text:span><text:span text:style-name="T4"> </text:span><text:span text:style-name="T13">swaggerAutogen</text:span><text:span text:style-name="T4"> </text:span><text:span text:style-name="T3">=</text:span><text:span text:style-name="T4"> </text:span><text:span text:style-name="T13">require</text:span><text:span text:style-name="T3">(</text:span><text:span text:style-name="T6">'swagger-autogen'</text:span><text:span text:style-name="T3">)()</text:span></text:p>
      <text:p text:style-name="P2"><text:span text:style-name="T8">const</text:span> <text:span text:style-name="T10">outputFile</text:span> <text:span text:style-name="T2">=</text:span> <text:span text:style-name="T5">'./swagger_output.json'</text:span></text:p>
      <text:p text:style-name="P7"><text:span text:style-name="T9">const</text:span><text:span text:style-name="T4"> </text:span><text:span text:style-name="T11">endpointsFiles</text:span><text:span text:style-name="T4"> </text:span><text:span text:style-name="T3">=</text:span><text:span text:style-name="T4"> </text:span><text:span text:style-name="T3">[</text:span><text:span text:style-name="T6">'./src/route/api.js'</text:span><text:span text:style-name="T3">]</text:span></text:p>
      <text:p text:style-name="P2"><text:span text:style-name="T12">swaggerAutogen</text:span><text:span text:style-name="T2">(</text:span><text:span text:style-name="T10">outputFile</text:span><text:span text:style-name="T2">,</text:span> <text:span text:style-name="T10">endpointsFiles</text:span><text:span text:style-name="T2">).</text:span><text:span text:style-name="T12">then</text:span><text:span text:style-name="T2">(()</text:span> <text:span text:style-name="T8">=&gt;</text:span> <text:span text:style-name="T2">{</text:span></text:p>
      <text:p text:style-name="P2"><text:span text:style-name="T12">require</text:span><text:span text:style-name="T2">(</text:span><text:span text:style-name="T5">'./src/server.js'</text:span><text:span text:style-name="T2">)</text:span></text:p>
      <text:p text:style-name="P6">})</text:p>
      <text:p text:style-name="P6"/>
      <text:p text:style-name="P6">B4: Thêm đoạn script sau vào pakage.json</text:p>
      <text:p text:style-name="P2"><text:span text:style-name="T1">"scripts"</text:span><text:span text:style-name="T2">:</text:span> <text:span text:style-name="T2">{</text:span></text:p>
      <text:p text:style-name="P2"><text:span text:style-name="T1">"test"</text:span><text:span text:style-name="T2">:</text:span> <text:span text:style-name="T5">"echo </text:span><text:span text:style-name="T16">\"</text:span><text:span text:style-name="T5">Error: no test specified</text:span><text:span text:style-name="T16">\"</text:span><text:span text:style-name="T5"> &amp;&amp; exit 1"</text:span><text:span text:style-name="T2">,</text:span></text:p>
      <text:p text:style-name="P2"><text:span text:style-name="T1">"start"</text:span><text:span text:style-name="T2">:</text:span> <text:span text:style-name="T5">"nodemon --exec babel-node src/server.js"</text:span><text:span text:style-name="T2">,</text:span></text:p>
      <text:p text:style-name="P5"><text:span text:style-name="T1">"swagger-autogen"</text:span><text:span text:style-name="T2">:</text:span> <text:span text:style-name="T5">"node swagger.js"</text:span></text:p>
      <text:p text:style-name="P6">},</text:p>
      <text:p text:style-name="P10"/>
      <text:p text:style-name="P10">B5: chạy lệnh </text:p>
      <text:p text:style-name="P10"/>
      <text:p text:style-name="P10">npm run swagger-autogen</text:p>
      <text:p text:style-name="P10"/>
      <text:p text:style-name="P3"><text:span text:style-name="T1">sau đó file </text:span><text:span text:style-name="T7">swagger_output.json được tạo ra bên ngoài thư mục gốc</text:span></text:p>
      <text:p text:style-name="P11"><text:soft-page-break/>Như vậy là xong rồi đấy http://localhost:3000/docs</text:p>
      <text:p text:style-name="P11"/>
      <text:p text:style-name="P11">Tham khảo https://medium.com/swlh/automatic-api-documentation-in-node-js-using-swagger-dd1ab3c78284</text:p>
      <text:p text:style-name="P6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3T15:10:20.998648537</meta:creation-date>
    <dc:date>2023-11-03T15:17:42.218430789</dc:date>
    <meta:editing-duration>PT7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204" meta:character-count="1727" meta:non-whitespace-character-count="1562"/>
  </office:meta>
</office:document-meta>
</file>